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39918" officeooo:paragraph-rsid="00039918"/>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loext:graphic-properties draw:fill-gradient-name="gradient" draw:fill-hatch-name="hatch"/>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otre shell doit :</text:p>
      <text:p text:style-name="Standard">• Afficher une invite lors de l'attente d'une nouvelle commande.</text:p>
      <text:p text:style-name="Standard">• Avoir un historique de travail.</text:p>
      <text:p text:style-name="Standard">• Rechercher et lancer le bon exécutable (en fonction de la variable PATH ou en utilisant un</text:p>
      <text:p text:style-name="Standard">chemin relatif ou absolu).</text:p>
      <text:p text:style-name="Standard">• Éviter d'utiliser plus d'une variable globale pour indiquer un signal reçu. Tenez</text:p>
      <text:p text:style-name="Standard">compte des implications : cette approche garantit que votre gestionnaire de signal n'accédera pas à vos</text:p>
      <text:p text:style-name="Standard">principales structures de données.</text:p>
      <text:p text:style-name="Standard">Soyez prudent. Cette variable globale ne peut fournir aucune autre</text:p>
      <text:p text:style-name="Standard">information ou accès aux données que le numéro d'un signal reçu.</text:p>
      <text:p text:style-name="Standard">Par conséquent, l'utilisation de structures de type "norme" dans la portée</text:p>
      <text:p text:style-name="Standard">globale est interdite.</text:p>
      <text:p text:style-name="Standard"/>
      <text:p text:style-name="Standard"/>
      <text:p text:style-name="P3">Minishell Aussi beau qu'un shell</text:p>
      <text:p text:style-name="Standard">• Ne pas interpréter les guillemets non fermés ou les caractères spéciaux qui ne sont pas requis par le</text:p>
      <text:p text:style-name="Standard">sujet tels que \ (barre oblique inverse) ou ; (point-virgule).</text:p>
      <text:p text:style-name="Standard">• Gérer ’ (guillemet simple) qui devrait empêcher le shell d'interpréter les métacaractères dans la séquence citée.</text:p>
      <text:p text:style-name="Standard">• Gérer " (guillemets doubles) qui devrait empêcher le shell d'interpréter les métacaractères dans la séquence citée à l'exception de $ (signe dollar).</text:p>
      <text:p text:style-name="Standard">• Implémenter les redirections :</text:p>
      <text:p text:style-name="Standard">◦ &lt; devrait rediriger l'entrée.</text:p>
      <text:p text:style-name="Standard">◦ &gt; devrait rediriger la sortie.</text:p>
      <text:p text:style-name="Standard">◦ &lt;&lt; devrait recevoir un délimiteur, puis lire l'entrée jusqu'à ce qu'une ligne contenant le</text:p>
      <text:p text:style-name="Standard">délimiteur soit vue. Cependant, il n'est pas nécessaire de mettre à jour l'historique !</text:p>
      <text:p text:style-name="Standard">◦ &gt;&gt; devrait rediriger la sortie en mode ajout.</text:p>
      <text:p text:style-name="Standard">• Implémenter des pipes (| caractère). La sortie de chaque commande dans le pipeline est</text:p>
      <text:p text:style-name="Standard">connectée à l'entrée de la commande suivante via un pipe.</text:p>
      <text:p text:style-name="Standard">• Gérer les variables d'environnement ($ suivi d'une séquence de caractères) qui</text:p>
      <text:p text:style-name="Standard">devraient s'étendre à leurs valeurs.</text:p>
      <text:p text:style-name="Standard">• Gérer $? qui devrait s'étendre à l'état de sortie du pipeline de premier plan le</text:p>
      <text:p text:style-name="Standard">plus récemment exécuté.</text:p>
      <text:p text:style-name="Standard">• Gérer ctrl-C, ctrl-D et ctrl-\ qui devraient se comporter comme dans bash.</text:p>
      <text:p text:style-name="Standard">• En mode interactif :</text:p>
      <text:p text:style-name="Standard">◦ ctrl-C affiche une nouvelle invite sur une nouvelle ligne.</text:p>
      <text:p text:style-name="Standard">◦ ctrl-D quitte le shell.</text:p>
      <text:p text:style-name="Standard">◦ ctrl-\ ne fait rien.</text:p>
      <text:p text:style-name="Standard">• Votre shell doit implémenter les fonctions intégrées suivantes :</text:p>
      <text:p text:style-name="Standard">◦ echo avec l'option -n</text:p>
      <text:p text:style-name="Standard">◦ cd avec seulement un chemin relatif ou absolu</text:p>
      <text:p text:style-name="Standard">◦ ​​pwd sans options</text:p>
      <text:p text:style-name="Standard">◦ export sans options</text:p>
      <text:p text:style-name="Standard">◦ unset sans options</text:p>
      <text:p text:style-name="Standard">◦ env sans options ni arguments</text:p>
      <text:p text:style-name="Standard">◦ exit sans options</text:p>
      <text:p text:style-name="Standard"/>
      <text:p text:style-name="P1"/>
      <text:p text:style-name="P1"/>
      <text:p text:style-name="P2"><text:soft-page-break/>Minishell Aussi beau qu'un shell</text:p>
      <text:p text:style-name="Standard">La fonction readline() peut provoquer des fuites de mémoire. Vous n'êtes pas obligé de les corriger. Mais cela ne signifie pas que votre propre code, oui le code que vous avez écrit, peut avoir des</text:p>
      <text:p text:style-name="Standard">fuites de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19:58:12.744301344</meta:creation-date>
    <dc:date>2025-02-01T20:01:08.059952709</dc:date>
    <meta:editing-duration>PT2M55S</meta:editing-duration>
    <meta:editing-cycles>1</meta:editing-cycles>
    <meta:document-statistic meta:table-count="0" meta:image-count="0" meta:object-count="0" meta:page-count="2" meta:paragraph-count="45" meta:word-count="425" meta:character-count="2528" meta:non-whitespace-character-count="2146"/>
    <meta:generator>LibreOffice/7.3.7.2$Linux_X86_64 LibreOffice_project/30$Build-2</meta:generator>
  </office:meta>
</office:document-meta>
</file>